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Info.add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getProcessingInstructionData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getDocumentElemen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getXsiNoNamespace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setDocumentElementLocalName( String documentElement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getXsi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setXsiSchemaLocation( String xsiSchema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hasProcessingInstruction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getDocumentElemen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setXsiNoNamespaceSchemaLocation( String xsiNoNamespaceSchema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nfo.setDocumentElementNamespace( String documentElemen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